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3163" officeooo:paragraph-rsid="000b3163"/>
    </style:style>
    <style:style style:name="P2" style:family="paragraph" style:parent-style-name="Standard" style:list-style-name="L1">
      <style:text-properties officeooo:rsid="000b3163" officeooo:paragraph-rsid="000b3163"/>
    </style:style>
    <style:style style:name="P3" style:family="paragraph" style:parent-style-name="Standard">
      <style:text-properties officeooo:paragraph-rsid="000b3163"/>
    </style:style>
    <style:style style:name="P4" style:family="paragraph" style:parent-style-name="Standard" style:list-style-name="L1">
      <style:text-properties officeooo:paragraph-rsid="000b3163"/>
    </style:style>
    <style:style style:name="P5" style:family="paragraph" style:parent-style-name="Standard" style:list-style-name="L1">
      <style:text-properties officeooo:rsid="000b4b2b" officeooo:paragraph-rsid="000b4b2b"/>
    </style:style>
    <style:style style:name="P6" style:family="paragraph" style:parent-style-name="Standard">
      <style:text-properties officeooo:rsid="000b4b2b" officeooo:paragraph-rsid="000b4b2b"/>
    </style:style>
    <style:style style:name="P7" style:family="paragraph" style:parent-style-name="Standard">
      <style:text-properties officeooo:paragraph-rsid="000b4b2b"/>
    </style:style>
    <style:style style:name="P8" style:family="paragraph" style:parent-style-name="Standard">
      <style:text-properties officeooo:rsid="000c8ac3" officeooo:paragraph-rsid="000c8ac3"/>
    </style:style>
    <style:style style:name="P9" style:family="paragraph" style:parent-style-name="Standard" style:list-style-name="L5">
      <style:text-properties officeooo:rsid="000c8ac3" officeooo:paragraph-rsid="000c8ac3"/>
    </style:style>
    <style:style style:name="P10" style:family="paragraph" style:parent-style-name="Standard" style:list-style-name="L5">
      <style:text-properties officeooo:rsid="000c8ac3" officeooo:paragraph-rsid="00110815"/>
    </style:style>
    <style:style style:name="P11" style:family="paragraph" style:parent-style-name="Standard" style:list-style-name="L5">
      <style:text-properties officeooo:rsid="00110815" officeooo:paragraph-rsid="00110815"/>
    </style:style>
    <style:style style:name="P12" style:family="paragraph" style:parent-style-name="Standard">
      <style:text-properties officeooo:rsid="00110815" officeooo:paragraph-rsid="00110815"/>
    </style:style>
    <style:style style:name="P13" style:family="paragraph" style:parent-style-name="Standard">
      <style:text-properties officeooo:rsid="0012f667" officeooo:paragraph-rsid="0012f667"/>
    </style:style>
    <style:style style:name="P14" style:family="paragraph" style:parent-style-name="Standard" style:list-style-name="L7">
      <style:text-properties officeooo:rsid="0013156e" officeooo:paragraph-rsid="0013156e"/>
    </style:style>
    <style:style style:name="P15" style:family="paragraph" style:parent-style-name="Standard" style:list-style-name="L7">
      <style:text-properties officeooo:rsid="0013ec74" officeooo:paragraph-rsid="0013ec74"/>
    </style:style>
    <style:style style:name="P16" style:family="paragraph" style:parent-style-name="Standard">
      <style:text-properties officeooo:rsid="0013ec74" officeooo:paragraph-rsid="0013ec74"/>
    </style:style>
    <style:style style:name="P17" style:family="paragraph" style:parent-style-name="Standard">
      <style:text-properties officeooo:rsid="00153ef6" officeooo:paragraph-rsid="00153ef6"/>
    </style:style>
    <style:style style:name="P18" style:family="paragraph" style:parent-style-name="Standard" style:list-style-name="L9">
      <style:text-properties officeooo:rsid="00153ef6" officeooo:paragraph-rsid="00153ef6"/>
    </style:style>
    <style:style style:name="P19" style:family="paragraph" style:parent-style-name="Standard" style:list-style-name="L12">
      <style:text-properties officeooo:rsid="001610bb" officeooo:paragraph-rsid="001610bb"/>
    </style:style>
    <style:style style:name="P20" style:family="paragraph" style:parent-style-name="Standard">
      <style:text-properties officeooo:paragraph-rsid="00153ef6"/>
    </style:style>
    <style:style style:name="P21" style:family="paragraph" style:parent-style-name="Standard" style:list-style-name="L12">
      <style:text-properties officeooo:rsid="0016c5af" officeooo:paragraph-rsid="0016c5af"/>
    </style:style>
    <style:style style:name="P22" style:family="paragraph" style:parent-style-name="Standard" style:list-style-name="L12">
      <style:text-properties fo:font-weight="bold" officeooo:rsid="001610bb" officeooo:paragraph-rsid="001610bb" style:font-weight-asian="bold" style:font-weight-complex="bold"/>
    </style:style>
    <style:style style:name="P23" style:family="paragraph" style:parent-style-name="Standard" style:list-style-name="L12">
      <style:text-properties fo:font-weight="bold" officeooo:rsid="0016c5af" officeooo:paragraph-rsid="0016c5af" style:font-weight-asian="bold" style:font-weight-complex="bold"/>
    </style:style>
    <style:style style:name="P24" style:family="paragraph" style:parent-style-name="Standard" style:list-style-name="L8">
      <style:text-properties fo:font-weight="bold" officeooo:rsid="00153ef6" officeooo:paragraph-rsid="00153ef6" style:font-weight-asian="bold" style:font-weight-complex="bold"/>
    </style:style>
    <style:style style:name="P25" style:family="paragraph" style:parent-style-name="Standard" style:list-style-name="L6">
      <style:text-properties fo:font-weight="bold" officeooo:rsid="0012f667" officeooo:paragraph-rsid="0012f667" style:font-weight-asian="bold" style:font-weight-complex="bold"/>
    </style:style>
    <style:style style:name="P26" style:family="paragraph" style:parent-style-name="Standard" style:list-style-name="L4">
      <style:text-properties fo:font-weight="bold" officeooo:rsid="000c8ac3" officeooo:paragraph-rsid="000c8ac3" style:font-weight-asian="bold" style:font-weight-complex="bold"/>
    </style:style>
    <style:style style:name="P27" style:family="paragraph" style:parent-style-name="Standard">
      <style:text-properties fo:font-weight="bold" officeooo:rsid="000c8ac3" officeooo:paragraph-rsid="000c8ac3" style:font-weight-asian="bold" style:font-weight-complex="bold"/>
    </style:style>
    <style:style style:name="P28" style:family="paragraph" style:parent-style-name="Standard">
      <style:text-properties fo:font-weight="bold" officeooo:rsid="00184375" officeooo:paragraph-rsid="00184375" style:font-weight-asian="bold" style:font-weight-complex="bold"/>
    </style:style>
    <style:style style:name="P29" style:family="paragraph" style:parent-style-name="Standard" style:list-style-name="L13">
      <style:text-properties fo:font-weight="bold" officeooo:rsid="001967f4" officeooo:paragraph-rsid="001ac560" style:font-weight-asian="bold" style:font-weight-complex="bold"/>
    </style:style>
    <style:style style:name="P30" style:family="paragraph" style:parent-style-name="Standard">
      <style:paragraph-properties fo:text-align="center" style:justify-single-word="false"/>
      <style:text-properties style:text-position="0% 100%" fo:font-size="18pt" officeooo:rsid="000b3163" officeooo:paragraph-rsid="000b3163" style:font-size-asian="18pt" style:font-size-complex="18pt"/>
    </style:style>
    <style:style style:name="P31" style:family="paragraph" style:parent-style-name="Standard" style:list-style-name="L9">
      <style:text-properties officeooo:paragraph-rsid="00153ef6"/>
    </style:style>
    <style:style style:name="P32" style:family="paragraph" style:parent-style-name="Standard">
      <style:text-properties officeooo:rsid="001967f4" officeooo:paragraph-rsid="001967f4"/>
    </style:style>
    <style:style style:name="P33" style:family="paragraph" style:parent-style-name="Standard" style:list-style-name="L14">
      <style:text-properties officeooo:rsid="001967f4" officeooo:paragraph-rsid="001967f4"/>
    </style:style>
    <style:style style:name="P34" style:family="paragraph" style:parent-style-name="Standard">
      <style:text-properties officeooo:rsid="001967f4" officeooo:paragraph-rsid="001ac560"/>
    </style:style>
    <style:style style:name="P35" style:family="paragraph" style:parent-style-name="Standard" style:list-style-name="L12">
      <style:text-properties officeooo:rsid="001a95cc" officeooo:paragraph-rsid="001a95cc"/>
    </style:style>
    <style:style style:name="P36" style:family="paragraph" style:parent-style-name="Text_20_body" style:list-style-name="L15"/>
    <style:style style:name="P37" style:family="paragraph" style:parent-style-name="Text_20_body" style:list-style-name="L15">
      <style:paragraph-properties fo:margin-top="0cm" fo:margin-bottom="0cm" style:contextual-spacing="false"/>
    </style:style>
    <style:style style:name="P38" style:family="paragraph" style:parent-style-name="Text_20_body" style:list-style-name="L13">
      <style:text-properties officeooo:rsid="001967f4" officeooo:paragraph-rsid="001ac560"/>
    </style:style>
    <style:style style:name="T1" style:family="text">
      <style:text-properties officeooo:rsid="000b3163"/>
    </style:style>
    <style:style style:name="T2" style:family="text">
      <style:text-properties officeooo:rsid="000b4b2b"/>
    </style:style>
    <style:style style:name="T3" style:family="text">
      <style:text-properties officeooo:rsid="000e755a"/>
    </style:style>
    <style:style style:name="T4" style:family="text">
      <style:text-properties officeooo:rsid="0014bfd2"/>
    </style:style>
    <style:style style:name="T5" style:family="text">
      <style:text-properties officeooo:rsid="00153ef6"/>
    </style:style>
    <style:style style:name="T6" style:family="text">
      <style:text-properties officeooo:rsid="00157cb8"/>
    </style:style>
    <style:style style:name="T7" style:family="text">
      <style:text-properties officeooo:rsid="0016c5af"/>
    </style:style>
    <style:style style:name="T8" style:family="text">
      <style:text-properties fo:font-weight="bold" style:font-weight-asian="bold" style:font-weight-complex="bold"/>
    </style:style>
    <style:style style:name="T9" style:family="text">
      <style:text-properties fo:font-weight="bold" officeooo:rsid="00153ef6" style:font-weight-asian="bold" style:font-weight-complex="bold"/>
    </style:style>
    <style:style style:name="T10" style:family="text">
      <style:text-properties officeooo:rsid="001a95cc"/>
    </style:style>
    <style:style style:name="T11"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ECHERCHE<text:span text:style-name="T4">S</text:span></text:p>
      <text:p text:style-name="P30"/>
      <text:p text:style-name="P1"/>
      <text:p text:style-name="P28">CONNAISSANCE GENERALE</text:p>
      <text:p text:style-name="P1"/>
      <text:list xml:id="list1124626205" text:style-name="L1">
        <text:list-item>
          <text:p text:style-name="P4"><text:span text:style-name="T1">Internet</text:span></text:p>
          <text:p text:style-name="P4">L'Internet (ou simplement "le Net") est un système mondial de réseaux informatiques interconnectés qui permettent le partage d'informations et de ressources à travers le monde. </text:p>
          <text:p text:style-name="P4"/>
        </text:list-item>
        <text:list-item>
          <text:p text:style-name="P5">Web</text:p>
          <text:p text:style-name="P5">Le World Wide Web (WWW), également connu sous le nom de Web, est une section de l'Internet qui offre aux utilisateurs la possibilité de consulter et d'accéder à des informations et des ressources présentées sous la forme de pages web. Le Web est un système hypertexte distribué qui permet la navigation entre des documents interconnectés par des liens hypertexte.</text:p>
          <text:p text:style-name="P5"/>
        </text:list-item>
        <text:list-item>
          <text:p text:style-name="P5">Protocole</text:p>
        </text:list-item>
      </text:list>
      <text:p text:style-name="P6"><text:tab/>Un protocole informatique est un ensemble de règles qui régissent les échanges de données <text:tab/>et ou le comportement collectif <text:s/>de processus ou d’ordinateurs en réseaux d’objets <text:tab/>connectés. </text:p>
      <text:p text:style-name="P7"><text:span text:style-name="T2"><text:tab/></text:span></text:p>
      <text:p text:style-name="P7"/>
      <text:list xml:id="list110933926603016" text:continue-numbering="true" text:style-name="L1">
        <text:list-item>
          <text:p text:style-name="P2">W3C</text:p>
          <text:p text:style-name="P4"><text:span text:style-name="T1">Le World Wide Web Consortium (abrégé par le sigle W3C) est un orgnisme de standardisation à but non lucratif </text:span><text:span text:style-name="T2">changé <text:s/>de promouvoir <text:s/>la compatibilité des technologies du World Wide Web telles que </text:span><text:a xlink:type="simple" xlink:href="https://fr.wikipedia.org/wiki/HTML5" text:style-name="Internet_20_link" text:visited-style-name="Visited_20_Internet_20_Link">HTML5</text:a>, <text:a xlink:type="simple" xlink:href="https://fr.wikipedia.org/wiki/Hypertext_Markup_Language" text:style-name="Internet_20_link" text:visited-style-name="Visited_20_Internet_20_Link">HTML</text:a>, <text:a xlink:type="simple" xlink:href="https://fr.wikipedia.org/wiki/XHTML" text:style-name="Internet_20_link" text:visited-style-name="Visited_20_Internet_20_Link">XHTML</text:a>, <text:a xlink:type="simple" xlink:href="https://fr.wikipedia.org/wiki/Extensible_Markup_Language" text:style-name="Internet_20_link" text:visited-style-name="Visited_20_Internet_20_Link">XML</text:a>, <text:a xlink:type="simple" xlink:href="https://fr.wikipedia.org/wiki/Resource_Description_Framework" text:style-name="Internet_20_link" text:visited-style-name="Visited_20_Internet_20_Link">RDF</text:a>, <text:a xlink:type="simple" xlink:href="https://fr.wikipedia.org/wiki/SPARQL" text:style-name="Internet_20_link" text:visited-style-name="Visited_20_Internet_20_Link">SPARQL</text:a>, <text:a xlink:type="simple" xlink:href="https://fr.wikipedia.org/wiki/Feuilles_de_style_en_cascade" text:style-name="Internet_20_link" text:visited-style-name="Visited_20_Internet_20_Link">CSS</text:a>, <text:a xlink:type="simple" xlink:href="https://fr.wikipedia.org/wiki/XSL" text:style-name="Internet_20_link" text:visited-style-name="Visited_20_Internet_20_Link">XSL</text:a>, <text:a xlink:type="simple" xlink:href="https://fr.wikipedia.org/wiki/Portable_Network_Graphics" text:style-name="Internet_20_link" text:visited-style-name="Visited_20_Internet_20_Link">PNG</text:a>, <text:a xlink:type="simple" xlink:href="https://fr.wikipedia.org/wiki/Scalable_Vector_Graphics" text:style-name="Internet_20_link" text:visited-style-name="Visited_20_Internet_20_Link">SVG</text:a>, <text:a xlink:type="simple" xlink:href="https://fr.wikipedia.org/wiki/MathML" text:style-name="Internet_20_link" text:visited-style-name="Visited_20_Internet_20_Link">MathML</text:a> et <text:a xlink:type="simple" xlink:href="https://fr.wikipedia.org/wiki/SOAP" text:style-name="Internet_20_link" text:visited-style-name="Visited_20_Internet_20_Link">SOAP</text:a>.</text:p>
        </text:list-item>
      </text:list>
      <text:p text:style-name="P3"/>
      <text:p text:style-name="P27">FONCTIONNEMENT D’UN SITE WEB</text:p>
      <text:p text:style-name="P8"/>
      <text:list xml:id="list361395310" text:style-name="L4">
        <text:list-item>
          <text:p text:style-name="P26">Les outils nécessaires pour faire fonctionner un site web sont :</text:p>
        </text:list-item>
      </text:list>
      <text:p text:style-name="P8"/>
      <text:list xml:id="list2458630603" text:style-name="L5">
        <text:list-item>
          <text:p text:style-name="P9">Un hebergement web qui permet de stocker les fichiers de votre site web sur un serveur <text:s/>et de les rendre accessibles en ligne</text:p>
        </text:list-item>
        <text:list-item>
          <text:p text:style-name="P11">Un nom de domaine : l’adresse de notre site et doit être enregistré auprès d’un registrar de nom de domaine</text:p>
        </text:list-item>
        <text:list-item>
          <text:p text:style-name="P9">Langage de programmation : HTML, CSS, JavaScript, PHP pour créer et développer les pages web</text:p>
        </text:list-item>
        <text:list-item>
          <text:p text:style-name="P9">CMS : un système de gestion de contenu <text:span text:style-name="T3">(CMS) qui est un logiciel qui permet de créer, de gérer et de publier du contenu sur un site web sans avoir besoin de connaissance en programmation</text:span></text:p>
        </text:list-item>
        <text:list-item>
          <text:p text:style-name="P10">Base de données pour stocker des informations sur les utilisateurs, les produits, etc.</text:p>
        </text:list-item>
        <text:list-item>
          <text:p text:style-name="P11">Serveur web : c’est un logiciel qui permet des gérer des les requêtes et les réponses entre les navigateurs web des utilisateurs et les ficihers du site web stockés <text:s/>sur un serveur d’hebergement</text:p>
        </text:list-item>
        <text:list-item>
          <text:p text:style-name="P11">Sécurité : des mesures de sécurité, telles que les certificats SSL, les pare-feu et les sauvegardes régulières , sont nécessaires <text:s/>pour protèger les données <text:s/>des utilisateurs et les informations sensibles du site web.</text:p>
        </text:list-item>
      </text:list>
      <text:p text:style-name="P12"/>
      <text:p text:style-name="P12"/>
      <text:list xml:id="list2193189986" text:style-name="L6">
        <text:list-item>
          <text:p text:style-name="P25">Les langages nécessaires pour faire fonctionner un site web</text:p>
        </text:list-item>
      </text:list>
      <text:p text:style-name="P13"><text:soft-page-break/></text:p>
      <text:list xml:id="list2806867837" text:style-name="L7">
        <text:list-item>
          <text:p text:style-name="P14"><text:span text:style-name="T8">HTML</text:span> (Hypertexte Markup Language) : <text:s/>Langage de balisage de base utilisé pour créer le contenu d’une page web</text:p>
        </text:list-item>
        <text:list-item>
          <text:p text:style-name="P14"><text:span text:style-name="T8">CSS</text:span> (Cascading Style Sheets) : pour styliser et mettre en forme <text:s/>le contenu HTML en définissant des règles de presentation telles que la couleur, <text:tab/>la police, la taille, etc.</text:p>
        </text:list-item>
        <text:list-item>
          <text:p text:style-name="P14"><text:span text:style-name="T8">JavaScript</text:span>: Langage de programmation utilisé pour rendre une page web interactive et dynamique. Il est souvent utilisé pour créer des effets de survol, des menus déroulants, des formulaires interactifs, etc.</text:p>
        </text:list-item>
        <text:list-item>
          <text:p text:style-name="P14"><text:span text:style-name="T8">PHP</text:span> (Hypertext Prepocessor) : C’est un langage de programmation <text:s/>côté serveur qi permet de générer du contenu dynamique, d’accéder à des bases de données, d’envoyer des e-mails, etc. </text:p>
        </text:list-item>
        <text:list-item>
          <text:p text:style-name="P15"><text:span text:style-name="T8">SQL</text:span>(Structured Query Language) : <text:s/>pour interagir avec les bases de données et pour stocker, récupérer et manipuler des données.</text:p>
        </text:list-item>
      </text:list>
      <text:p text:style-name="P16"/>
      <text:list xml:id="list110933869158805" text:continue-numbering="true" text:style-name="L7">
        <text:list-item>
          <text:p text:style-name="P15"><text:span text:style-name="T8">Python</text:span>, <text:span text:style-name="T8">Ruby</text:span>, <text:span text:style-name="T8">Java</text:span>, etc. : d'autres langages de programmation peuvent également être utilisés en fonction des besoins du site web, tels que la création de scripts pour automatiser des tâches, la manipulation de fichiers, l'analyse de données, etc.</text:p>
        </text:list-item>
      </text:list>
      <text:p text:style-name="P16"/>
      <text:p text:style-name="P16"/>
      <text:list xml:id="list189443662" text:style-name="L8">
        <text:list-item>
          <text:p text:style-name="P24">BALISE ET ATTRIBUT</text:p>
        </text:list-item>
      </text:list>
      <text:p text:style-name="P17"/>
      <text:list xml:id="list3713108078" text:style-name="L9">
        <text:list-item>
          <text:p text:style-name="P31"><text:span text:style-name="T9">Balise </text:span><text:span text:style-name="T5">: c’est un élément HTML (appelé également tag en anglais) est une suite de caractères textuels <text:s/>qui structure un document écrit en HTML. </text:span><text:span text:style-name="T6">Il permet de délimiter ou de marquer une partie d’un document ou d’une page web.</text:span></text:p>
        </text:list-item>
      </text:list>
      <text:p text:style-name="P20"/>
      <text:list xml:id="list3070977468" text:style-name="L12">
        <text:list-item>
          <text:p text:style-name="P22">Balise inline <text:span text:style-name="T7">vs Balise block</text:span></text:p>
          <text:p text:style-name="P19">les balises en ligne <text:span text:style-name="T7">( ou balise inline) </text:span>sont utilisées pour marquer du texte ou du contenu à l'intérieur d'un bloc de texte, tandis que les balises de bloc <text:span text:style-name="T7">(blalise block) </text:span>sont utilisées pour marquer des blocs de contenu qui ont leur propre espace défini sur la page.</text:p>
          <text:p text:style-name="P35">(ex : &lt;p&gt;…&lt;/p&gt; est une balise block et &lt;strong&gt;…&lt;/strong&gt; est une balise inline)</text:p>
          <text:p text:style-name="P35"/>
        </text:list-item>
        <text:list-item>
          <text:p text:style-name="P23">Balise paire et balise orpheline</text:p>
          <text:p text:style-name="P21">les balises paires sont utilisées pour marquer les éléments de contenu qui ont une structure hiérarchique, tandis que les balises orphelines sont utilisées pour insérer des éléments de contenu qui n'ont pas besoin de balise de fermeture.</text:p>
        </text:list-item>
      </text:list>
      <text:p text:style-name="P17"/>
      <text:list xml:id="list110932868307695" text:continue-list="list3713108078" text:style-name="L9">
        <text:list-item>
          <text:p text:style-name="P18"><text:span text:style-name="T8">Attribut </text:span>: <text:span text:style-name="T6">c’est une information supplémentaire qui est associé <text:s/>à une balise HTML et qui permet de définir ou de modifier les propriètés d’un élément.</text:span></text:p>
        </text:list-item>
      </text:list>
      <text:p text:style-name="P17"><text:tab/></text:p>
      <text:list xml:id="list3053609705" text:style-name="L13">
        <text:list-item>
          <text:p text:style-name="P29">STRUCTURE PAR DEFAUT D’UNE PAGE H<text:span text:style-name="T10">T</text:span>ML</text:p>
          <text:p text:style-name="P38">Structure par défaut d'une page HTML:</text:p>
          <text:list text:style-name="L15">
            <text:list-item>
              <text:p text:style-name="P37">Doctype</text:p>
            </text:list-item>
            <text:list-item>
              <text:p text:style-name="P37">Balise html</text:p>
            </text:list-item>
            <text:list-item>
              <text:p text:style-name="P37">Balise head</text:p>
            </text:list-item>
            <text:list-item>
              <text:p text:style-name="P37">Balise body</text:p>
            </text:list-item>
          </text:list>
        </text:list-item>
        <text:list-item text:style-override="L15">
          <text:p text:style-name="P36">Doctype: La déclaration de type de document (Doctype) indique au navigateur web la version de HTML utilisée dans le document.</text:p>
        </text:list-item>
        <text:list-item text:style-override="L15">
          <text:p text:style-name="P36">Texte et paragraphe: Le texte peut être inséré dans une page HTML en utilisant la balise "p" pour les paragraphes ou simplement en tapant du texte brut.</text:p>
        </text:list-item>
        <text:list-item text:style-override="L15">
          <text:p text:style-name="P36"><text:soft-page-break/>Titre: La balise "title" est utilisée pour définir le titre de la page, qui est affiché dans la barre de titre du navigateur.</text:p>
        </text:list-item>
        <text:list-item text:style-override="L15">
          <text:p text:style-name="P36">Mise en valeur de texte: Les balises "strong" et "em" sont utilisées pour mettre en évidence le texte en gras ou en italique, respectivement.</text:p>
        </text:list-item>
        <text:list-item text:style-override="L15">
          <text:p text:style-name="P36">Liste:</text:p>
          <text:list text:style-name="L15">
            <text:list-item>
              <text:p text:style-name="P37">Non ordonnée: La balise "ul" est utilisée pour créer une liste non ordonnée.</text:p>
            </text:list-item>
            <text:list-item>
              <text:p text:style-name="P37">Ordonnée: La balise "ol" est utilisée pour créer une liste ordonnée.</text:p>
            </text:list-item>
          </text:list>
        </text:list-item>
        <text:list-item text:style-override="L15">
          <text:p text:style-name="P36">Liens:</text:p>
          <text:list text:style-name="L15">
            <text:list-item>
              <text:p text:style-name="P37">Lien externe: La balise "a" avec l'attribut "href" est utilisée pour créer un lien vers une page externe.</text:p>
            </text:list-item>
            <text:list-item>
              <text:p text:style-name="P37">Lien interne: La balise "a" avec l'attribut "href" pointant vers une section de la même page est utilisée pour créer un lien interne.</text:p>
            </text:list-item>
            <text:list-item>
              <text:p text:style-name="P37">Relatif: Les liens relatifs sont définis en utilisant des chemins de fichiers relatifs au document HTML.</text:p>
            </text:list-item>
            <text:list-item>
              <text:p text:style-name="P37">Absolu: Les liens absolus incluent l'URL complète du document cible.</text:p>
            </text:list-item>
            <text:list-item>
              <text:p text:style-name="P37">Ancre: La balise "a" avec l'attribut "href" pointant vers une ancre dans la même page est utilisée pour créer un lien vers une section spécifique d'une page.</text:p>
            </text:list-item>
            <text:list-item>
              <text:p text:style-name="P37">Infobulle: L'attribut "title" peut être utilisé avec la balise "a" pour créer une info-bulle lorsque l'utilisateur survole le lien.</text:p>
            </text:list-item>
          </text:list>
        </text:list-item>
        <text:list-item text:style-override="L15">
          <text:p text:style-name="P36">Lien de téléchargement: La balise "a" avec l'attribut "download" est utilisée pour créer un lien de téléchargement.</text:p>
        </text:list-item>
        <text:list-item text:style-override="L15">
          <text:p text:style-name="P36">Images:</text:p>
          <text:list text:style-name="L15">
            <text:list-item>
              <text:p text:style-name="P37">Les différents formats d'images: JPG, PNG, GIF, SVG, etc.</text:p>
            </text:list-item>
            <text:list-item>
              <text:p text:style-name="P37">Insertion: La balise "img" est utilisée pour insérer une image dans une page HTML.</text:p>
            </text:list-item>
            <text:list-item>
              <text:p text:style-name="P37">Cliquable: La balise "a" avec la balise "img" imbriquée est utilisée pour créer une image cliquable.</text:p>
            </text:list-item>
          </text:list>
        </text:list-item>
        <text:list-item text:style-override="L15">
          <text:p text:style-name="P36">Comment on peut valider un document HTML? Le W3C Markup Validation Service peut être utilisé pour valider un document HTML.</text:p>
        </text:list-item>
        <text:list-item text:style-override="L15">
          <text:p text:style-name="P36">Dans quel emplacement est défini le jeu de caractères utilisé dans le document? Le jeu de caractères utilisé dans le document est défini dans la balise "meta" de la section "head".</text:p>
        </text:list-item>
        <text:list-item text:style-override="L15">
          <text:p text:style-name="P36">Quel est le rôle des balises sémantiques? Les balises sémantiques sont utilisées pour donner un sens au contenu de la page web, permettant aux navigateurs et aux moteurs de recherche de mieux comprendre la structure du contenu. Les exemples de balises sémantiques incluent "header", "footer", "article", "nav", "section", etc.</text:p>
        </text:list-item>
      </text:list>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08:27:56.680180506</meta:creation-date>
    <dc:date>2023-03-13T11:09:16.709055773</dc:date>
    <meta:editing-duration>PT50M44S</meta:editing-duration>
    <meta:editing-cycles>12</meta:editing-cycles>
    <meta:generator>LibreOffice/7.3.7.2$Linux_X86_64 LibreOffice_project/30$Build-2</meta:generator>
    <meta:document-statistic meta:table-count="0" meta:image-count="0" meta:object-count="0" meta:page-count="3" meta:paragraph-count="67" meta:word-count="1166" meta:character-count="6882" meta:non-whitespace-character-count="5817"/>
  </office:meta>
</office:document-meta>
</file>